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in" svg:height="3in" svg:x="1.115in" svg:y="0.1409in">
            <draw:object draw:notify-on-update-of-ranges="Sheet1.A2:Sheet1.A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in" svg:height="3in" svg:x="0.9866in" svg:y="4.2917in">
            <draw:object draw:notify-on-update-of-ranges="Sheet1.A25:Sheet1.A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in" svg:height="3in" svg:x="1.0524in" svg:y="8.9657in">
            <draw:object draw:notify-on-update-of-ranges="Sheet1.A51:Sheet1.A6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float" office:value="0.31274131" calcext:value-type="float">
            <text:p>0.31274131</text:p>
          </table:table-cell>
        </table:table-row>
        <table:table-row table:style-name="ro1">
          <table:table-cell office:value-type="float" office:value="0.29343629" calcext:value-type="float">
            <text:p>0.29343629</text:p>
          </table:table-cell>
        </table:table-row>
        <table:table-row table:style-name="ro1">
          <table:table-cell office:value-type="float" office:value="0.28185328" calcext:value-type="float">
            <text:p>0.28185328</text:p>
          </table:table-cell>
        </table:table-row>
        <table:table-row table:style-name="ro1">
          <table:table-cell office:value-type="float" office:value="0.30620155" calcext:value-type="float">
            <text:p>0.30620155</text:p>
          </table:table-cell>
        </table:table-row>
        <table:table-row table:style-name="ro1">
          <table:table-cell office:value-type="float" office:value="0.31007752" calcext:value-type="float">
            <text:p>0.31007752</text:p>
          </table:table-cell>
        </table:table-row>
        <table:table-row table:style-name="ro1">
          <table:table-cell office:value-type="float" office:value="0.32170543" calcext:value-type="float">
            <text:p>0.32170543</text:p>
          </table:table-cell>
        </table:table-row>
        <table:table-row table:style-name="ro1">
          <table:table-cell office:value-type="float" office:value="0.30232558" calcext:value-type="float">
            <text:p>0.30232558</text:p>
          </table:table-cell>
        </table:table-row>
        <table:table-row table:style-name="ro1">
          <table:table-cell office:value-type="float" office:value="0.36434109" calcext:value-type="float">
            <text:p>0.36434109</text:p>
          </table:table-cell>
        </table:table-row>
        <table:table-row table:style-name="ro1">
          <table:table-cell office:value-type="float" office:value="0.30232558" calcext:value-type="float">
            <text:p>0.30232558</text:p>
          </table:table-cell>
        </table:table-row>
        <table:table-row table:style-name="ro1">
          <table:table-cell office:value-type="float" office:value="0.26356589" calcext:value-type="float">
            <text:p>0.26356589</text:p>
          </table:table-cell>
        </table:table-row>
        <table:table-row table:style-name="ro1">
          <table:table-cell table:style-name="ce1" table:formula="of:=AVERAGE([.A2:.A11])" office:value-type="float" office:value="0.305857352" calcext:value-type="float">
            <text:p>0.305857352</text:p>
          </table:table-cell>
        </table:table-row>
        <table:table-row table:style-name="ro1" table:number-rows-repeated="12">
          <table:table-cell/>
        </table:table-row>
        <table:table-row table:style-name="ro1">
          <table:table-cell office:value-type="float" office:value="0.67181467" calcext:value-type="float">
            <text:p>0.67181467</text:p>
          </table:table-cell>
        </table:table-row>
        <table:table-row table:style-name="ro1">
          <table:table-cell office:value-type="float" office:value="0.61389961" calcext:value-type="float">
            <text:p>0.61389961</text:p>
          </table:table-cell>
        </table:table-row>
        <table:table-row table:style-name="ro1">
          <table:table-cell office:value-type="float" office:value="0.59459459" calcext:value-type="float">
            <text:p>0.59459459</text:p>
          </table:table-cell>
        </table:table-row>
        <table:table-row table:style-name="ro1">
          <table:table-cell office:value-type="float" office:value="0.59302326" calcext:value-type="float">
            <text:p>0.59302326</text:p>
          </table:table-cell>
        </table:table-row>
        <table:table-row table:style-name="ro1">
          <table:table-cell office:value-type="float" office:value="0.65503876" calcext:value-type="float">
            <text:p>0.65503876</text:p>
          </table:table-cell>
        </table:table-row>
        <table:table-row table:style-name="ro1">
          <table:table-cell office:value-type="float" office:value="0.62790698" calcext:value-type="float">
            <text:p>0.62790698</text:p>
          </table:table-cell>
        </table:table-row>
        <table:table-row table:style-name="ro1">
          <table:table-cell office:value-type="float" office:value="0.62790698" calcext:value-type="float">
            <text:p>0.62790698</text:p>
          </table:table-cell>
        </table:table-row>
        <table:table-row table:style-name="ro1">
          <table:table-cell office:value-type="float" office:value="0.58914729" calcext:value-type="float">
            <text:p>0.58914729</text:p>
          </table:table-cell>
        </table:table-row>
        <table:table-row table:style-name="ro1">
          <table:table-cell office:value-type="float" office:value="0.63565891" calcext:value-type="float">
            <text:p>0.63565891</text:p>
          </table:table-cell>
        </table:table-row>
        <table:table-row table:style-name="ro1">
          <table:table-cell office:value-type="float" office:value="0.62015504" calcext:value-type="float">
            <text:p>0.62015504</text:p>
          </table:table-cell>
        </table:table-row>
        <table:table-row table:style-name="ro1">
          <table:table-cell table:style-name="ce1" table:formula="of:=AVERAGE([.A25:.A34])" office:value-type="float" office:value="0.622914609" calcext:value-type="float">
            <text:p>0.622914609</text:p>
          </table:table-cell>
        </table:table-row>
        <table:table-row table:style-name="ro1" table:number-rows-repeated="15">
          <table:table-cell/>
        </table:table-row>
        <table:table-row table:style-name="ro1">
          <table:table-cell office:value-type="float" office:value="0.70656371" calcext:value-type="float">
            <text:p>0.70656371</text:p>
          </table:table-cell>
        </table:table-row>
        <table:table-row table:style-name="ro1">
          <table:table-cell office:value-type="float" office:value="0.64864865" calcext:value-type="float">
            <text:p>0.64864865</text:p>
          </table:table-cell>
        </table:table-row>
        <table:table-row table:style-name="ro1">
          <table:table-cell office:value-type="float" office:value="0.62162162" calcext:value-type="float">
            <text:p>0.62162162</text:p>
          </table:table-cell>
        </table:table-row>
        <table:table-row table:style-name="ro1">
          <table:table-cell office:value-type="float" office:value="0.64341085" calcext:value-type="float">
            <text:p>0.64341085</text:p>
          </table:table-cell>
        </table:table-row>
        <table:table-row table:style-name="ro1">
          <table:table-cell office:value-type="float" office:value="0.72093023" calcext:value-type="float">
            <text:p>0.72093023</text:p>
          </table:table-cell>
        </table:table-row>
        <table:table-row table:style-name="ro1">
          <table:table-cell office:value-type="float" office:value="0.65503876" calcext:value-type="float">
            <text:p>0.65503876</text:p>
          </table:table-cell>
        </table:table-row>
        <table:table-row table:style-name="ro1">
          <table:table-cell office:value-type="float" office:value="0.67054264" calcext:value-type="float">
            <text:p>0.67054264</text:p>
          </table:table-cell>
        </table:table-row>
        <table:table-row table:style-name="ro1">
          <table:table-cell office:value-type="float" office:value="0.64728682" calcext:value-type="float">
            <text:p>0.64728682</text:p>
          </table:table-cell>
        </table:table-row>
        <table:table-row table:style-name="ro1">
          <table:table-cell office:value-type="float" office:value="0.70930233" calcext:value-type="float">
            <text:p>0.70930233</text:p>
          </table:table-cell>
        </table:table-row>
        <table:table-row table:style-name="ro1">
          <table:table-cell office:value-type="float" office:value="0.67054264" calcext:value-type="float">
            <text:p>0.67054264</text:p>
          </table:table-cell>
        </table:table-row>
        <table:table-row table:style-name="ro1">
          <table:table-cell table:style-name="ce1" table:formula="of:=AVERAGE([.A51:.A60])" office:value-type="float" office:value="0.669388825" calcext:value-type="float">
            <text:p>0.669388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 style:data-style-name="N2" text:time-value="08:37:15.37831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22:05:27.298816000</meta:creation-date>
    <dc:date>2014-10-04T09:02:16.407438000</dc:date>
    <meta:editing-duration>PT10H55M36S</meta:editing-duration>
    <meta:editing-cycles>6</meta:editing-cycles>
    <meta:generator>LibreOffice/4.3.0.4$MacOSX_X86_64 LibreOffice_project/62ad5818884a2fc2e5780dd45466868d41009ec0</meta:generator>
    <meta:document-statistic meta:table-count="1" meta:cell-count="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" chart:gap-width="1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1cm" svg:height="7.621cm" xlink:href=".." xlink:type="simple" chart:class="chart:bar" chart:style-name="ch1">
        <chart:plot-area chart:style-name="ch2" table:cell-range-address="Sheet1.A25:Sheet1.A34" svg:x="1.178cm" svg:y="0.743cm" svg:width="8.577cm" svg:height="5.781cm">
          <chartooo:coordinate-region svg:x="1.919cm" svg:y="0.933cm" svg:width="7.836cm" svg:height="4.962cm"/>
          <chart:axis chart:dimension="x" chart:name="primary-x" chart:style-name="ch3">
            <chart:title svg:x="3.66cm" svg:y="6.676cm" chart:style-name="ch4">
              <text:p>Cross-validation iteration</text:p>
            </chart:title>
          </chart:axis>
          <chart:axis chart:dimension="y" chart:name="primary-y" chart:style-name="ch5">
            <chart:title svg:x="0.451cm" svg:y="5.339cm" chart:style-name="ch6">
              <text:p>Cross-validation scores</text:p>
            </chart:title>
            <chart:grid chart:style-name="ch7" chart:class="major"/>
          </chart:axis>
          <chart:series chart:style-name="ch8" chart:values-cell-range-address="Sheet1.A25:Sheet1.A3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181467">
                <text:p>0.67181467</text:p>
                <draw:g>
                  <svg:desc>Sheet1.A25:Sheet1.A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389961">
                <text:p>0.61389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459459">
                <text:p>0.59459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302326">
                <text:p>0.59302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503876">
                <text:p>0.65503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790698">
                <text:p>0.62790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790698">
                <text:p>0.62790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914729">
                <text:p>0.58914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565891">
                <text:p>0.635658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015504">
                <text:p>0.62015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" chart:gap-width="1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1cm" svg:height="7.621cm" xlink:href=".." xlink:type="simple" chart:class="chart:bar" chart:style-name="ch1">
        <chart:plot-area chart:style-name="ch2" table:cell-range-address="Sheet1.A51:Sheet1.A60" svg:x="1.178cm" svg:y="0.743cm" svg:width="8.577cm" svg:height="5.781cm">
          <chartooo:coordinate-region svg:x="1.919cm" svg:y="0.933cm" svg:width="7.836cm" svg:height="4.962cm"/>
          <chart:axis chart:dimension="x" chart:name="primary-x" chart:style-name="ch3">
            <chart:title svg:x="3.66cm" svg:y="6.676cm" chart:style-name="ch4">
              <text:p>Cross-validation iteration</text:p>
            </chart:title>
          </chart:axis>
          <chart:axis chart:dimension="y" chart:name="primary-y" chart:style-name="ch5">
            <chart:title svg:x="0.451cm" svg:y="5.339cm" chart:style-name="ch6">
              <text:p>Cross-validation scores</text:p>
            </chart:title>
            <chart:grid chart:style-name="ch7" chart:class="major"/>
          </chart:axis>
          <chart:series chart:style-name="ch8" chart:values-cell-range-address="Sheet1.A51:Sheet1.A6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656371">
                <text:p>0.70656371</text:p>
                <draw:g>
                  <svg:desc>Sheet1.A51:Sheet1.A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4864865">
                <text:p>0.64864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162162">
                <text:p>0.62162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341085">
                <text:p>0.64341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093023">
                <text:p>0.72093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503876">
                <text:p>0.65503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054264">
                <text:p>0.67054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728682">
                <text:p>0.64728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930233">
                <text:p>0.70930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054264">
                <text:p>0.67054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" chart:gap-width="1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1cm" svg:height="7.621cm" xlink:href=".." xlink:type="simple" chart:class="chart:bar" chart:style-name="ch1">
        <chart:plot-area chart:style-name="ch2" table:cell-range-address="Sheet1.A2:Sheet1.A11" svg:x="1.178cm" svg:y="0.743cm" svg:width="8.577cm" svg:height="5.781cm">
          <chartooo:coordinate-region svg:x="1.919cm" svg:y="0.933cm" svg:width="7.836cm" svg:height="4.962cm"/>
          <chart:axis chart:dimension="x" chart:name="primary-x" chart:style-name="ch3">
            <chart:title svg:x="3.66cm" svg:y="6.676cm" chart:style-name="ch4">
              <text:p>Cross-validation iteration</text:p>
            </chart:title>
          </chart:axis>
          <chart:axis chart:dimension="y" chart:name="primary-y" chart:style-name="ch5">
            <chart:title svg:x="0.451cm" svg:y="5.339cm" chart:style-name="ch6">
              <text:p>Cross-validation scores</text:p>
            </chart:title>
            <chart:grid chart:style-name="ch7" chart:class="major"/>
          </chart:axis>
          <chart:series chart:style-name="ch8" chart:values-cell-range-address="Sheet1.A2:Sheet1.A1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274131">
                <text:p>0.31274131</text:p>
                <draw:g>
                  <svg:desc>Sheet1.A2:Sheet1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343629">
                <text:p>0.29343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185328">
                <text:p>0.28185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620155">
                <text:p>0.30620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007752">
                <text:p>0.31007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170543">
                <text:p>0.321705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232558">
                <text:p>0.30232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434109">
                <text:p>0.36434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232558">
                <text:p>0.30232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56589">
                <text:p>0.263565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